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text-properties fo:language="ru" fo:country="RU"/>
    </style:style>
    <style:style style:name="P34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, но монитор широкоформатный </text:p>
            <text:p text:style-name="P29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4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<text:soft-page-break/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oft-page-break/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07-19T00:30:56.81">19.07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498" meta:word-count="1727" meta:character-count="11914"/>
    <meta:user-defined meta:name="Поле 1"/>
    <meta:user-defined meta:name="Поле 2"/>
    <meta:user-defined meta:name="Поле 3"/>
    <meta:user-defined meta:name="Поле 4"/>
  </office:meta>
</office:document-meta>
</file>